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2cm" svg:stroke-color="#aae6ff" draw:fill="none" draw:fill-color="#ffffff" fo:padding-top="-0.049cm" fo:padding-bottom="-0.049cm" fo:padding-left="-0.049cm" fo:padding-right="-0.049cm"/>
    </style:style>
    <style:style style:name="gr3" style:family="graphic" style:parent-style-name="standard">
      <style:graphic-properties draw:stroke="none" svg:stroke-width="0.002cm" draw:fill-color="#00b4ff"/>
    </style:style>
    <style:style style:name="gr4" style:family="graphic" style:parent-style-name="standard">
      <style:graphic-properties svg:stroke-width="0.112cm" svg:stroke-color="#000000" draw:fill="none" draw:fill-color="#ffffff" fo:padding-top="0.006cm" fo:padding-bottom="0.006cm" fo:padding-left="0.006cm" fo:padding-right="0.006cm"/>
    </style:style>
    <style:style style:name="gr5" style:family="graphic" style:parent-style-name="standard">
      <style:graphic-properties draw:stroke="none" svg:stroke-width="0.112cm" draw:fill-color="#005a80"/>
    </style:style>
    <style:style style:name="gr6" style:family="graphic" style:parent-style-name="standard">
      <style:graphic-properties draw:stroke="none" svg:stroke-width="0.002cm" draw:fill-color="#005a80"/>
    </style:style>
    <style:style style:name="gr7" style:family="graphic" style:parent-style-name="standard">
      <style:graphic-properties draw:stroke="none" svg:stroke-width="0.002cm" draw:fill-color="#0096d4"/>
    </style:style>
    <style:style style:name="gr8" style:family="graphic" style:parent-style-name="standard">
      <style:graphic-properties draw:stroke="none" svg:stroke-width="0.002cm" draw:fill-color="#000000"/>
    </style:style>
    <style:style style:name="gr9" style:family="graphic" style:parent-style-name="standard">
      <style:graphic-properties draw:stroke="none" svg:stroke-width="0.002cm" draw:fill-color="#ffffff"/>
    </style:style>
    <style:style style:name="gr10" style:family="graphic" style:parent-style-name="standard">
      <style:graphic-properties svg:stroke-width="0.002cm" svg:stroke-color="#000000" draw:fill="none" draw:fill-color="#ffffff" fo:padding-top="-0.049cm" fo:padding-bottom="-0.049cm" fo:padding-left="-0.049cm" fo:padding-right="-0.049cm"/>
    </style:style>
    <style:style style:name="gr11"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2.979cm" svg:y="-5cm"/>
          <draw:glue-point draw:id="5" svg:x="3.433cm" svg:y="-5cm"/>
          <draw:glue-point draw:id="6" svg:x="0.226cm" svg:y="-5cm"/>
          <draw:glue-point draw:id="7" svg:x="-4.95cm" svg:y="5cm"/>
          <draw:glue-point draw:id="8" svg:x="2.018cm" svg:y="5cm"/>
          <draw:glue-point draw:id="9" svg:x="-1.465cm" svg:y="5cm"/>
          <draw:glue-point draw:id="10" svg:x="-5cm" svg:y="1.704cm"/>
          <draw:glue-point draw:id="11" svg:x="-5cm" svg:y="3.351cm"/>
          <draw:glue-point draw:id="12" svg:x="5cm" svg:y="0.7cm"/>
          <draw:glue-point draw:id="13" svg:x="5cm" svg:y="2.488cm"/>
          <draw:glue-point draw:id="14" svg:x="5cm" svg:y="1.594cm"/>
          <draw:glue-point draw:id="15" svg:x="0.117cm" svg:y="0.894cm"/>
          <draw:polygon draw:style-name="gr1" draw:layer="layout" svg:width="1.99cm" svg:height="0.369cm" svg:x="0cm" svg:y="1.341cm" svg:viewBox="0 0 1991 370" draw:points="0,0 1991,0 1991,370 0,370">
            <text:p/>
          </draw:polygon>
          <draw:polygon draw:style-name="gr2" draw:layer="layout" svg:width="1.99cm" svg:height="0.369cm" svg:x="0cm" svg:y="1.341cm" svg:viewBox="0 0 1991 370" draw:points="0,0 1991,0 1991,370 0,370">
            <text:p/>
          </draw:polygon>
          <draw:polygon draw:style-name="gr3" draw:layer="layout" svg:width="2.201cm" svg:height="0.201cm" svg:x="0cm" svg:y="1.14cm" svg:viewBox="0 0 2202 202" draw:points="0,202 211,0 2202,0 1990,202">
            <text:p/>
          </draw:polygon>
          <draw:polygon draw:style-name="gr2" draw:layer="layout" svg:width="2.201cm" svg:height="0.201cm" svg:x="0cm" svg:y="1.14cm" svg:viewBox="0 0 2202 202" draw:points="0,202 211,0 2202,0 1990,202">
            <text:p/>
          </draw:polygon>
          <draw:line draw:style-name="gr4" draw:layer="layout" svg:x1="1.869cm" svg:y1="1.509cm" svg:x2="1.412cm" svg:y2="1.509cm">
            <text:p/>
          </draw:line>
          <draw:polygon draw:style-name="gr5" draw:layer="layout" svg:width="0.211cm" svg:height="0.569cm" svg:x="1.99cm" svg:y="1.14cm" svg:viewBox="0 0 212 570" draw:points="0,570 212,358 212,0 0,200">
            <text:p/>
          </draw:polygon>
          <draw:polygon draw:style-name="gr2" draw:layer="layout" svg:width="0.211cm" svg:height="0.569cm" svg:x="1.99cm" svg:y="1.14cm" svg:viewBox="0 0 212 570" draw:points="0,570 212,358 212,0 0,200">
            <text:p/>
          </draw:polygon>
          <draw:polygon draw:style-name="gr3" draw:layer="layout" svg:width="1.756cm" svg:height="0.28cm" svg:x="0.011cm" svg:y="1.665cm" svg:viewBox="0 0 1757 281" draw:points="0,281 222,0 1757,0 1534,281">
            <text:p/>
          </draw:polygon>
          <draw:polygon draw:style-name="gr2" draw:layer="layout" svg:width="1.756cm" svg:height="0.28cm" svg:x="0.011cm" svg:y="1.665cm" svg:viewBox="0 0 1757 281" draw:points="0,281 222,0 1757,0 1534,281">
            <text:p/>
          </draw:polygon>
          <draw:polygon draw:style-name="gr6" draw:layer="layout" svg:width="0.222cm" svg:height="0.324cm" svg:x="1.545cm" svg:y="1.665cm" svg:viewBox="0 0 223 325" draw:points="0,325 223,101 223,0 0,280">
            <text:p/>
          </draw:polygon>
          <draw:polygon draw:style-name="gr2" draw:layer="layout" svg:width="0.222cm" svg:height="0.324cm" svg:x="1.545cm" svg:y="1.665cm" svg:viewBox="0 0 223 325" draw:points="0,325 223,101 223,0 0,280">
            <text:p/>
          </draw:polygon>
          <draw:polygon draw:style-name="gr7" draw:layer="layout" svg:width="1.534cm" svg:height="0.056cm" svg:x="0.011cm" svg:y="1.944cm" svg:viewBox="0 0 1535 57" draw:points="0,0 1535,0 1535,57 0,57">
            <text:p/>
          </draw:polygon>
          <draw:polygon draw:style-name="gr2" draw:layer="layout" svg:width="1.534cm" svg:height="0.056cm" svg:x="0.011cm" svg:y="1.944cm" svg:viewBox="0 0 1535 57" draw:points="0,0 1535,0 1535,57 0,57">
            <text:p/>
          </draw:polygon>
          <draw:polygon draw:style-name="gr8" draw:layer="layout" svg:width="1.567cm" svg:height="0.168cm" svg:x="0.311cm" svg:y="1.14cm" svg:viewBox="0 0 1568 169" draw:points="0,169 155,0 1568,0 1412,169">
            <text:p/>
          </draw:polygon>
          <draw:polygon draw:style-name="gr3" draw:layer="layout" svg:width="1.567cm" svg:height="0.145cm" svg:x="0.289cm" svg:y="0cm" svg:viewBox="0 0 1568 146" draw:points="0,146 155,0 1568,0 1412,146">
            <text:p/>
          </draw:polygon>
          <draw:polygon draw:style-name="gr2" draw:layer="layout" svg:width="1.567cm" svg:height="0.145cm" svg:x="0.289cm" svg:y="0cm" svg:viewBox="0 0 1568 146" draw:points="0,146 155,0 1568,0 1412,146">
            <text:p/>
          </draw:polygon>
          <draw:polygon draw:style-name="gr7" draw:layer="layout" svg:width="1.423cm" svg:height="1.128cm" svg:x="0.289cm" svg:y="0.145cm" svg:viewBox="0 0 1424 1129" draw:points="0,0 1424,0 1424,1129 0,1129">
            <text:p/>
          </draw:polygon>
          <draw:polygon draw:style-name="gr2" draw:layer="layout" svg:width="1.422cm" svg:height="1.128cm" svg:x="0.289cm" svg:y="0.145cm" svg:viewBox="0 0 1423 1129" draw:points="0,0 1423,0 1423,1129 0,1129">
            <text:p/>
          </draw:polygon>
          <draw:polygon draw:style-name="gr9" draw:layer="layout" svg:width="1.178cm" svg:height="0.872cm" svg:x="0.411cm" svg:y="0.291cm" svg:viewBox="0 0 1179 873" draw:points="0,0 1179,0 1179,873 0,873">
            <text:p/>
          </draw:polygon>
          <draw:polygon draw:style-name="gr10" draw:layer="layout" svg:width="1.178cm" svg:height="0.871cm" svg:x="0.411cm" svg:y="0.291cm" svg:viewBox="0 0 1179 872" draw:points="0,0 1179,0 1179,872 0,872">
            <text:p/>
          </draw:polygon>
          <draw:polygon draw:style-name="gr6" draw:layer="layout" svg:width="0.156cm" svg:height="1.263cm" svg:x="1.7cm" svg:y="0cm" svg:viewBox="0 0 157 1264" draw:points="0,1264 157,1107 157,0 0,145">
            <text:p/>
          </draw:polygon>
          <draw:polygon draw:style-name="gr2" draw:layer="layout" svg:width="0.156cm" svg:height="1.263cm" svg:x="1.7cm" svg:y="0cm" svg:viewBox="0 0 157 1264" draw:points="0,1264 157,1107 157,0 0,145">
            <text:p/>
          </draw:polygon>
          <draw:polygon draw:style-name="gr9" draw:layer="layout" svg:width="0.678cm" svg:height="0.671cm" svg:x="0.678cm" svg:y="0.391cm" svg:viewBox="0 0 679 672" draw:points="0,0 467,0 545,123 545,537 679,537 646,672 201,672 100,537 100,112">
            <text:p/>
          </draw:polygon>
          <draw:polygon draw:style-name="gr9" draw:layer="layout" svg:width="0.1cm" svg:height="0.145cm" svg:x="0.667cm" svg:y="0.38cm" svg:viewBox="0 0 101 146" draw:points="101,146 101,0 95,0 90,0 85,1 80,2 75,4 70,6 66,8 61,11 56,14 52,18 47,22 43,26 38,30 35,35 31,40 27,45 24,51 21,56 18,62 15,69 12,75 10,81 8,88 6,95 4,102 3,109 2,116 1,123 0,131 0,138 0,146">
            <text:p/>
          </draw:polygon>
          <draw:polyline draw:style-name="gr10" draw:layer="layout" svg:width="0.1cm" svg:height="0.145cm" svg:x="0.667cm" svg:y="0.38cm" svg:viewBox="0 0 101 146" draw:points="101,0 95,0 90,0 85,1 80,2 75,4 70,6 66,8 61,11 56,14 52,18 47,22 43,26 38,30 35,35 31,40 27,45 24,51 21,56 18,62 15,69 12,75 10,81 8,88 6,95 4,102 3,109 2,116 1,123 0,131 0,138 0,146">
            <text:p/>
          </draw:polyline>
          <draw:line draw:style-name="gr10" draw:layer="layout" svg:x1="0.778cm" svg:y1="0.917cm" svg:x2="0.778cm" svg:y2="0.447cm">
            <text:p/>
          </draw:line>
          <draw:polygon draw:style-name="gr9" draw:layer="layout" svg:width="0.188cm" svg:height="0.134cm" svg:x="0.778cm" svg:y="0.927cm" svg:viewBox="0 0 189 135" draw:points="94,0 0,0 0,6 0,13 1,20 2,27 2,33 4,40 5,46 7,53 9,59 11,65 14,71 16,77 19,82 22,87 25,92 29,97 33,102 36,106 40,110 44,114 48,117 52,121 57,123 61,126 66,128 70,130 75,132 80,133 84,134 89,135 94,135 99,135 104,134 108,133 113,132 118,130 122,128 127,126 131,123 136,121 140,117 144,114 148,110 152,106 155,102 159,97 162,92 166,87 169,82 172,77 174,71 177,65 179,59 181,53 183,46 184,40 186,33 186,27 187,20 188,13 189,6 189,0">
            <text:p/>
          </draw:polygon>
          <draw:polyline draw:style-name="gr10" draw:layer="layout" svg:width="0.188cm" svg:height="0.134cm" svg:x="0.778cm" svg:y="0.927cm" svg:viewBox="0 0 189 135" draw:points="0,0 0,6 0,13 1,20 2,27 2,33 4,40 5,46 7,53 9,59 11,65 14,71 16,77 19,82 22,87 25,92 29,97 33,102 36,106 40,110 44,114 48,117 52,121 57,123 61,126 66,128 70,130 75,132 80,133 84,134 89,135 94,135 99,135 104,134 108,133 113,132 118,130 122,128 127,126 131,123 136,121 140,117 144,114 148,110 152,106 155,102 159,97 162,92 166,87 169,82 172,77 174,71 177,65 179,59 181,53 183,46 184,40 186,33 186,27 187,20 188,13 189,6 189,0">
            <text:p/>
          </draw:polyline>
          <draw:line draw:style-name="gr10" draw:layer="layout" svg:x1="0.667cm" svg:y1="0.503cm" svg:x2="0.779cm" svg:y2="0.503cm">
            <text:p/>
          </draw:line>
          <draw:line draw:style-name="gr10" draw:layer="layout" svg:x1="1.223cm" svg:y1="0.503cm" svg:x2="1.223cm" svg:y2="0.917cm">
            <text:p/>
          </draw:line>
          <draw:line draw:style-name="gr10" draw:layer="layout" svg:x1="0.867cm" svg:y1="1.05cm" svg:x2="1.312cm" svg:y2="1.05cm">
            <text:p/>
          </draw:line>
          <draw:line draw:style-name="gr10" draw:layer="layout" svg:x1="1.124cm" svg:y1="0.38cm" svg:x2="0.756cm" svg:y2="0.38cm">
            <text:p/>
          </draw:line>
          <draw:polygon draw:style-name="gr9" draw:layer="layout" svg:width="0.1cm" svg:height="0.145cm" svg:x="1.134cm" svg:y="0.38cm" svg:viewBox="0 0 101 146" draw:points="0,146 101,146 101,138 100,131 99,123 98,116 97,109 96,102 94,95 92,88 90,81 88,75 85,69 82,62 79,56 76,51 73,45 69,40 65,35 61,30 57,26 53,22 48,18 44,14 39,11 34,8 30,6 24,4 20,2 15,1 10,0 5,0 0,0">
            <text:p/>
          </draw:polygon>
          <draw:polyline draw:style-name="gr10" draw:layer="layout" svg:width="0.1cm" svg:height="0.145cm" svg:x="1.133cm" svg:y="0.38cm" svg:viewBox="0 0 101 146" draw:points="101,146 101,138 100,131 99,123 98,116 97,109 96,102 94,95 92,88 90,81 88,75 85,69 83,62 79,56 76,51 73,45 69,40 65,35 61,30 57,26 53,22 48,18 44,14 39,11 35,8 30,6 24,4 20,2 15,1 9,0 5,0 0,0">
            <text:p/>
          </draw:polyline>
          <draw:polygon draw:style-name="gr9" draw:layer="layout" svg:width="0.1cm" svg:height="0.134cm" svg:x="1.311cm" svg:y="0.927cm" svg:viewBox="0 0 101 135" draw:points="0,0 0,135 5,135 10,134 15,133 20,132 26,130 30,128 36,126 41,123 45,120 50,116 55,113 59,109 63,104 67,100 71,95 74,90 78,84 81,79 84,73 87,67 89,61 92,54 94,48 95,41 97,34 98,28 99,21 100,14 101,7 101,0">
            <text:p/>
          </draw:polygon>
          <draw:polyline draw:style-name="gr10" draw:layer="layout" svg:width="0.1cm" svg:height="0.134cm" svg:x="1.311cm" svg:y="0.927cm" svg:viewBox="0 0 101 135" draw:points="0,135 5,135 10,134 15,133 20,132 26,130 30,128 36,126 41,123 45,120 50,116 55,113 59,109 63,104 67,100 71,95 74,90 78,84 81,79 84,73 87,67 89,61 92,54 94,48 95,41 97,34 98,28 99,21 100,14 101,7 101,0">
            <text:p/>
          </draw:polyline>
          <draw:line draw:style-name="gr10" draw:layer="layout" svg:x1="0.956cm" svg:y1="0.927cm" svg:x2="1.401cm" svg:y2="0.927cm">
            <text:p/>
          </draw:line>
          <draw:line draw:style-name="gr11" draw:layer="layout" svg:x1="0.867cm" svg:y1="0.503cm" svg:x2="1.134cm" svg:y2="0.503cm">
            <text:p/>
          </draw:line>
          <draw:line draw:style-name="gr11" draw:layer="layout" svg:x1="0.867cm" svg:y1="0.57cm" svg:x2="1.134cm" svg:y2="0.57cm">
            <text:p/>
          </draw:line>
          <draw:line draw:style-name="gr11" draw:layer="layout" svg:x1="0.867cm" svg:y1="0.682cm" svg:x2="1.134cm" svg:y2="0.682cm">
            <text:p/>
          </draw:line>
          <draw:line draw:style-name="gr11" draw:layer="layout" svg:x1="0.867cm" svg:y1="0.749cm" svg:x2="1.134cm" svg:y2="0.749cm">
            <text:p/>
          </draw:line>
          <draw:line draw:style-name="gr11" draw:layer="layout" svg:x1="0.867cm" svg:y1="0.816cm" svg:x2="1.134cm" svg:y2="0.816cm">
            <text:p/>
          </draw:line>
          <draw:line draw:style-name="gr11" draw:layer="layout" svg:x1="0.867cm" svg:y1="0.883cm" svg:x2="1.134cm" svg:y2="0.883cm">
            <text:p/>
          </draw:line>
          <draw:polyline draw:style-name="gr10" draw:layer="layout" svg:width="0cm" svg:height="0cm" svg:x="1.056cm" svg:y="0.927cm" svg:viewBox="0 0 0 0" draw:points="0,0">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iscoSecurity</dc:title>
    <meta:creation-date>2011-02-07T16:39:41</meta:creation-date>
    <meta:editing-duration>P0D</meta:editing-duration>
    <meta:editing-cycles>1</meta:editing-cycles>
    <meta:document-statistic meta:object-count="45"/>
    <meta:generator>OpenOffice.org/3.3$Linux OpenOffice.org_project/330m20$Build-9567</meta:generator>
  </office:meta>
</office:document-meta>
</file>